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 unitaires </text:p>
      <text:p text:style-name="Standard"/>
      <text:p text:style-name="Standard"/>
      <text:p text:style-name="Standard">Sur les classes qui ont le moins de dépendance → moderator</text:p>
      <text:p text:style-name="Standard"/>
      <text:p text:style-name="Standard">1) Classe ModeratorImpl :</text:p>
      <text:p text:style-name="Standard"><text:tab/>→ Test des getters : Ok</text:p>
      <text:p text:style-name="Standard">En testant ModeratorImpl, on teste par transitivité la classe Person car elles contiennent les mêmes méthodes que modérateur </text:p>
      <text:p text:style-name="Standard">2) Classe UserImpl : </text:p>
      <text:p text:style-name="Standard"><text:tab/>→ test des getters identiques à moderator car pas de dépendances avec d'autres classes + constructeur userImpl</text:p>
      <text:list xml:id="list238744324" text:style-name="L2">
        <text:list-item>
          <text:p text:style-name="P1">AccountImpl :Test de getCrédit qui doit retourner 0 (int pas initialisé). A partir de cette méthode, test de incCredit et decCredit qui fonctionnent de la même manière, on vérifie le changement de crédit après application de ces méthodes. Pour les autres méthodes, il nous faut des mocks.</text:p>
        </text:list-item>
      </text:list>
      <text:p text:style-name="Standard"/>
      <text:p text:style-name="Standard">BidImpl : On ne peut pas le tester car le constructeur de la classe a besoin de la classe Auction pour fonctionner et celle-ci n'a pas encore été testée.</text:p>
      <text:p text:style-name="Standard"/>
      <text:p text:style-name="Standard"/>
      <text:p text:style-name="Standard"/>
      <text:p text:style-name="Standard">Plan d'intégration </text:p>
      <text:p text:style-name="Standard"/>
      <text:p text:style-name="Standard">On commence par modérator. </text:p>
      <text:p text:style-name="Standard">Pourquoi ? Parce que c'est celle qui aura moins de dépendance vis à vis des autres classes </text:p>
      <text:p text:style-name="Standard"/>
      <text:p text:style-name="Standard"/>
      <text:p text:style-name="Standard">On peut ensuite tester BulletinBoard car il utilise des objets Moderator que l'on a testés et fait référence aux objets messageImpl sans effectuer quelconques méthodes dessus.</text:p>
      <text:p text:style-name="Standard"/>
      <text:p text:style-name="Standard">On peut ensuite tester messageImpl qui utilise BulletinBoard et Person → (peut etre voir comment faire avec le bid et auction)</text:p>
      <text:p text:style-name="Standard"/>
      <text:p text:style-name="Standard"/>
      <text:p text:style-name="Standard">Moderator-&gt;Pers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Hervouet</meta:initial-creator>
    <meta:creation-date>2012-09-26T15:33:00</meta:creation-date>
    <dc:date>2012-09-27T15:46:17</dc:date>
    <meta:editing-duration>PT6H50M51S</meta:editing-duration>
    <meta:editing-cycles>28</meta:editing-cycles>
    <meta:generator>LibreOffice/3.5$Linux_x86 LibreOffice_project/350m1$Build-202</meta:generator>
    <dc:creator>Julien Guillet</dc:creator>
    <meta:document-statistic meta:table-count="0" meta:image-count="0" meta:object-count="0" meta:page-count="1" meta:paragraph-count="15" meta:word-count="210" meta:character-count="991" meta:non-whitespace-character-count="1077"/>
  </office:meta>
</office:document-meta>
</file>